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f2b84"/>
    </style:style>
    <style:style style:name="P2" style:family="paragraph" style:parent-style-name="Text_20_body">
      <style:paragraph-properties fo:text-align="justify" style:justify-single-word="false"/>
      <style:text-properties fo:font-size="11pt" officeooo:paragraph-rsid="0006c4c9" style:font-size-asian="11pt" style:font-size-complex="11pt"/>
    </style:style>
    <style:style style:name="P3" style:family="paragraph" style:parent-style-name="Text_20_body">
      <style:paragraph-properties fo:text-align="justify" style:justify-single-word="false"/>
      <style:text-properties fo:font-size="11pt" officeooo:paragraph-rsid="00bf6427" style:font-size-asian="11pt" style:font-size-complex="11pt"/>
    </style:style>
    <style:style style:name="P4" style:family="paragraph" style:parent-style-name="Text_20_body">
      <style:paragraph-properties fo:text-align="justify" style:justify-single-word="false"/>
      <style:text-properties fo:font-size="11pt" officeooo:paragraph-rsid="0078797a" style:font-size-asian="11pt" style:font-size-complex="11pt"/>
    </style:style>
    <style:style style:name="P5" style:family="paragraph" style:parent-style-name="Text_20_body">
      <style:paragraph-properties fo:text-align="justify" style:justify-single-word="false"/>
      <style:text-properties fo:font-size="11pt" officeooo:paragraph-rsid="002681aa" style:font-size-asian="11pt" style:font-size-complex="11pt"/>
    </style:style>
    <style:style style:name="P6" style:family="paragraph" style:parent-style-name="Text_20_body">
      <style:paragraph-properties fo:text-align="justify" style:justify-single-word="false"/>
      <style:text-properties fo:font-size="11pt" officeooo:rsid="010423a3" officeooo:paragraph-rsid="010423a3" style:font-size-asian="11pt" style:font-size-complex="11pt"/>
    </style:style>
    <style:style style:name="P7" style:family="paragraph" style:parent-style-name="Text_20_body">
      <style:paragraph-properties fo:text-align="justify" style:justify-single-word="false"/>
      <style:text-properties fo:font-size="11pt" officeooo:rsid="0006c4c9" officeooo:paragraph-rsid="010423a3" style:font-size-asian="11pt" style:font-size-complex="11pt"/>
    </style:style>
    <style:style style:name="P8" style:family="paragraph" style:parent-style-name="Text_20_body">
      <style:paragraph-properties fo:text-align="center" style:justify-single-word="false"/>
      <style:text-properties fo:font-size="11pt" fo:font-style="italic" fo:font-weight="bold" officeooo:rsid="00e68e86" officeooo:paragraph-rsid="00e68e86"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0" style:family="paragraph" style:parent-style-name="Text_20_body">
      <style:paragraph-properties fo:text-align="justify" style:justify-single-word="false"/>
      <style:text-properties fo:font-size="11pt" fo:font-style="italic" officeooo:rsid="00e858d3" officeooo:paragraph-rsid="00e858d3" style:font-size-asian="11pt" style:font-style-asian="italic" style:font-size-complex="11pt" style:font-style-complex="italic"/>
    </style:style>
    <style:style style:name="P11" style:family="paragraph" style:parent-style-name="Text_20_body">
      <style:text-properties fo:font-size="11pt" fo:font-weight="bold" officeooo:rsid="0006c4c9" officeooo:paragraph-rsid="0006c4c9" style:font-size-asian="11pt" style:font-weight-asian="bold" style:font-size-complex="11pt" style:font-weight-complex="bold"/>
    </style:style>
    <style:style style:name="P12" style:family="paragraph" style:parent-style-name="Text_20_body">
      <style:paragraph-properties fo:text-align="justify" style:justify-single-word="false"/>
      <style:text-properties fo:font-size="10pt" style:font-size-asian="10pt" style:font-size-complex="10pt"/>
    </style:style>
    <style:style style:name="P13" style:family="paragraph" style:parent-style-name="Text_20_body">
      <style:paragraph-properties fo:text-align="center" style:justify-single-word="false" fo:padding="0.49mm" fo:border="0.06pt solid #000000" style:shadow="#808080 1.76mm 1.76mm"/>
      <style:text-properties fo:font-size="11pt" fo:font-weight="bold" officeooo:rsid="000057c8" officeooo:paragraph-rsid="00b13b2b" style:font-size-asian="11pt" style:font-weight-asian="bold" style:font-size-complex="11pt" style:font-weight-complex="bold"/>
    </style:style>
    <style:style style:name="P14" style:family="paragraph" style:parent-style-name="Text_20_body">
      <style:paragraph-properties fo:text-align="center" style:justify-single-word="false" fo:padding="0.49mm" fo:border="0.06pt solid #000000" style:shadow="#808080 1.76mm 1.76mm"/>
      <style:text-properties fo:font-size="11pt" officeooo:paragraph-rsid="00b13b2b"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fdbf52" style:font-style-asian="italic" style:font-style-complex="italic"/>
    </style:style>
    <style:style style:name="T3" style:family="text">
      <style:text-properties fo:font-style="italic" officeooo:rsid="00ffbd28" style:font-style-asian="italic" style:font-style-complex="italic"/>
    </style:style>
    <style:style style:name="T4" style:family="text">
      <style:text-properties fo:font-style="italic" officeooo:rsid="01005e2e" style:font-style-asian="italic" style:font-style-complex="italic"/>
    </style:style>
    <style:style style:name="T5" style:family="text">
      <style:text-properties fo:font-style="italic" fo:font-weight="bold" officeooo:rsid="00e23278" style:font-style-asian="italic" style:font-weight-asian="bold" style:font-style-complex="italic" style:font-weight-complex="bold"/>
    </style:style>
    <style:style style:name="T6" style:family="text">
      <style:text-properties fo:font-style="italic" fo:font-weight="bold" officeooo:rsid="00f8a82c" style:font-style-asian="italic" style:font-weight-asian="bold" style:font-style-complex="italic" style:font-weight-complex="bold"/>
    </style:style>
    <style:style style:name="T7" style:family="text">
      <style:text-properties officeooo:rsid="0006c4c9"/>
    </style:style>
    <style:style style:name="T8" style:family="text">
      <style:text-properties officeooo:rsid="001a87a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6c4c9"/>
    </style:style>
    <style:style style:name="T11" style:family="text">
      <style:text-properties officeooo:rsid="001fc6ba"/>
    </style:style>
    <style:style style:name="T12" style:family="text">
      <style:text-properties style:text-underline-style="solid" style:text-underline-type="double" style:text-underline-width="auto" style:text-underline-color="font-color"/>
    </style:style>
    <style:style style:name="T13" style:family="text">
      <style:text-properties style:text-underline-style="solid" style:text-underline-type="double" style:text-underline-width="auto" style:text-underline-color="font-color" officeooo:rsid="001fc6ba"/>
    </style:style>
    <style:style style:name="T14" style:family="text">
      <style:text-properties style:text-underline-style="solid" style:text-underline-type="double" style:text-underline-width="auto" style:text-underline-color="font-color" officeooo:rsid="0006c4c9"/>
    </style:style>
    <style:style style:name="T15" style:family="text">
      <style:text-properties officeooo:rsid="002681aa"/>
    </style:style>
    <style:style style:name="T16" style:family="text">
      <style:text-properties fo:font-weight="bold" style:font-weight-asian="bold" style:font-weight-complex="bold"/>
    </style:style>
    <style:style style:name="T17" style:family="text">
      <style:text-properties fo:font-weight="bold" officeooo:rsid="0001f785" style:font-weight-asian="bold" style:font-weight-complex="bold"/>
    </style:style>
    <style:style style:name="T18" style:family="text">
      <style:text-properties fo:font-weight="bold" officeooo:rsid="00484b52" style:font-weight-asian="bold" style:font-weight-complex="bold"/>
    </style:style>
    <style:style style:name="T19" style:family="text">
      <style:text-properties fo:font-weight="bold" officeooo:rsid="007309cf" style:font-weight-asian="bold" style:font-weight-complex="bold"/>
    </style:style>
    <style:style style:name="T20" style:family="text">
      <style:text-properties fo:font-weight="bold" officeooo:rsid="00d2635b" style:font-weight-asian="bold" style:font-weight-complex="bold"/>
    </style:style>
    <style:style style:name="T21" style:family="text">
      <style:text-properties fo:font-weight="bold" officeooo:rsid="00e23278" style:font-weight-asian="bold" style:font-weight-complex="bold"/>
    </style:style>
    <style:style style:name="T22" style:family="text">
      <style:text-properties fo:font-weight="bold" officeooo:rsid="00e3e934" style:font-weight-asian="bold" style:font-weight-complex="bold"/>
    </style:style>
    <style:style style:name="T23" style:family="text">
      <style:text-properties officeooo:rsid="0041412b"/>
    </style:style>
    <style:style style:name="T24" style:family="text">
      <style:text-properties fo:font-style="normal" style:font-style-asian="normal" style:font-style-complex="normal"/>
    </style:style>
    <style:style style:name="T25" style:family="text">
      <style:text-properties fo:font-style="normal" officeooo:rsid="0075dd3d" style:font-style-asian="normal" style:font-style-complex="normal"/>
    </style:style>
    <style:style style:name="T26" style:family="text">
      <style:text-properties fo:font-style="normal" officeooo:rsid="00fdbf52" style:font-style-asian="normal" style:font-style-complex="normal"/>
    </style:style>
    <style:style style:name="T27" style:family="text">
      <style:text-properties fo:font-style="normal" officeooo:rsid="00ffbd28" style:font-style-asian="normal" style:font-style-complex="normal"/>
    </style:style>
    <style:style style:name="T28" style:family="text">
      <style:text-properties fo:font-style="normal" officeooo:rsid="01005e2e" style:font-style-asian="normal" style:font-style-complex="normal"/>
    </style:style>
    <style:style style:name="T29" style:family="text">
      <style:text-properties fo:font-style="normal" officeooo:rsid="0100f50c" style:font-style-asian="normal" style:font-style-complex="normal"/>
    </style:style>
    <style:style style:name="T30" style:family="text">
      <style:text-properties fo:font-style="normal" officeooo:rsid="010423a3" style:font-style-asian="normal" style:font-style-complex="normal"/>
    </style:style>
    <style:style style:name="T31" style:family="text">
      <style:text-properties fo:font-style="normal" officeooo:rsid="010491c7" style:font-style-asian="normal" style:font-style-complex="normal"/>
    </style:style>
    <style:style style:name="T32" style:family="text">
      <style:text-properties fo:font-style="normal" fo:font-weight="bold" officeooo:rsid="00f8a82c" style:font-style-asian="normal" style:font-weight-asian="bold" style:font-style-complex="normal" style:font-weight-complex="bold"/>
    </style:style>
    <style:style style:name="T33" style:family="text">
      <style:text-properties style:text-position="super 58%"/>
    </style:style>
    <style:style style:name="T34" style:family="text">
      <style:text-properties officeooo:rsid="00b13b2b"/>
    </style:style>
    <style:style style:name="T35" style:family="text">
      <style:text-properties officeooo:rsid="007309cf"/>
    </style:style>
    <style:style style:name="T36" style:family="text">
      <style:text-properties officeooo:rsid="00d7b053"/>
    </style:style>
    <style:style style:name="T37" style:family="text">
      <style:text-properties officeooo:rsid="00db23c2"/>
    </style:style>
    <style:style style:name="T38" style:family="text">
      <style:text-properties officeooo:rsid="00dc59cf"/>
    </style:style>
    <style:style style:name="T39" style:family="text">
      <style:text-properties officeooo:rsid="00e23278"/>
    </style:style>
    <style:style style:name="T40" style:family="text">
      <style:text-properties officeooo:rsid="00e3e934"/>
    </style:style>
    <style:style style:name="T41" style:family="text">
      <style:text-properties officeooo:rsid="00ea3286"/>
    </style:style>
    <style:style style:name="T42" style:family="text">
      <style:text-properties officeooo:rsid="00ef5ce6"/>
    </style:style>
    <style:style style:name="T43" style:family="text">
      <style:text-properties officeooo:rsid="00f07f32"/>
    </style:style>
    <style:style style:name="T44" style:family="text">
      <style:text-properties officeooo:rsid="00fc761a"/>
    </style:style>
    <style:style style:name="T45" style:family="text">
      <style:text-properties officeooo:rsid="01067c16"/>
    </style:style>
    <style:style style:name="T46" style:family="text">
      <style:text-properties fo:font-size="11pt" officeooo:rsid="0006c4c9" style:font-size-asian="11pt" style:font-size-complex="11pt"/>
    </style:style>
    <style:style style:name="T47" style:family="text">
      <style:text-properties fo:font-size="11pt" officeooo:rsid="00dc59cf" style:font-size-asian="11pt" style:font-size-complex="11pt"/>
    </style:style>
    <style:style style:name="T48" style:family="text">
      <style:text-properties fo:font-size="11pt" officeooo:rsid="01067c16" style:font-size-asian="11pt" style:font-size-complex="11pt"/>
    </style:style>
    <style:style style:name="T49" style:family="text">
      <style:text-properties fo:font-size="11pt" officeooo:rsid="010e0a14"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5">3</text:span><text:span text:style-name="T33">e</text:span> / français / télé-travail n°<text:span text:style-name="T39">3</text:span></text:p>
      <text:p text:style-name="P14"><text:span text:style-name="T17">é</text:span><text:span text:style-name="T18">tude du t</text:span><text:span text:style-name="T19">héâtre : </text:span><text:span text:style-name="T20">é</text:span><text:span text:style-name="T21">tude d</text:span><text:span text:style-name="T22">e l’intrigue</text:span><text:span text:style-name="T21"> d’</text:span><text:span text:style-name="T5">Ubu Roi </text:span><text:span text:style-name="T32">et de </text:span><text:span text:style-name="T6">Macbeth</text:span></text:p>
      <text:p text:style-name="P12"><text:tab/>Pour ce <text:span text:style-name="T34">troisième</text:span> envoi, <text:span text:style-name="T34">veuillez lire le texte les pages 4, 8, et 9 du fichier envoyé en pièce jointe, fichier intitulé F3_T2_pièce_jointe.pdf . Il s’agit d’une présentation d’une mise en scène de la pièce par un troupe de théâtre.</text:span></text:p>
      <text:p text:style-name="Horizontal_20_Line"/>
      <text:p text:style-name="P8">Résumé de <text:span text:style-name="T9">Macbeth</text:span>, pièce de William Shakespeare</text:p>
      <text:p text:style-name="P10">La pièce se déroule en Ecosse, au Moyen Age.</text:p>
      <text:p text:style-name="P9"><text:span text:style-name="T40">[</text:span>Acte I<text:span text:style-name="T40">] </text:span>Macbeth et Banquo sont deux généraux au service de Duncan, roi d’Ecosse. <text:span text:style-name="T41">I</text:span>ls rencontrent trois sorcières qui leur font une prophétie : Macbeth sera fait seigneur de Cawdor puis deviendra roi, tandis que Banquo engendrera des rois... Macbeth apprend quelques temps plus tard que Duncan l’a nommé Sire de Cawdor, réalisant ainsi la première prophétie. Les généraux sont réunis autour de Duncan qui décide de séjourner dans le château de Macbeth. <text:span text:style-name="T16">Lady Macbeth reçoit une lettre de son mari lui relatant les prophéties des sorcières</text:span>. Impatiente, elle pousse son époux à prendre son destin en main et à assassiner le roi.</text:p>
      <text:p text:style-name="P9"><text:span text:style-name="T40">[</text:span>Acte II<text:span text:style-name="T40">] </text:span><text:span text:style-name="T9">Dans</text:span> <text:span text:style-name="T9">ses</text:span> <text:span text:style-name="T9">songes</text:span>, <text:span text:style-name="T9">Macbeth </text:span>voit apparaître un poignard <text:span text:style-name="T9">qui</text:span> <text:span text:style-name="T9">lui</text:span> fait songer <text:span text:style-name="T9">au</text:span> crime. L’arrivée du roi Duncan est annoncée. Incité par sa femme, Macbeth assassine le souverain. <text:span text:style-name="T12">Lady Macbeth</text:span> pénètre <text:span text:style-name="T12">dans le lieu du crime</text:span> et macule <text:span text:style-name="T12">de sang</text:span> <text:span text:style-name="T12">les gardes du roi</text:span>, afin de les faire passer pour les meurtriers. Une grande fébrilité règne au château.</text:p>
      <text:p text:style-name="P9"><text:span text:style-name="T40">[</text:span>Acte III<text:span text:style-name="T40">] </text:span>Macbeth a accédé au trône. Sa femme lui suggère de supprimer Banquo et son fils Fleanzio. Banquo, qui pressent de funestes projets, ordonne à son fils de fuir. Macbeth fait tuer Banquo. Au cours d’un banquet, le spectre de Banquo apparaît à Macbeth, que la culpabilité fait délirer devant ses hôtes. Lady Macbeth s’efforce de détourner l’attention et de le calmer. Macbeth décide de s’en retourner voir les sorcières.</text:p>
      <text:p text:style-name="P9"><text:span text:style-name="T40">[</text:span>Acte IV<text:span text:style-name="T40">] </text:span>Les sorcières sont réunies autour d’un chaudron <text:span text:style-name="T42">et</text:span> <text:span text:style-name="T43">conseillent</text:span> à Macbeth de se méfier de Macduff, un noble qui le soupçonne du régicide. Elles lui assurent qu’il sera invincible tant que la forêt de Birnam ne se mettra pas en marche contre lui, et qu’aucun homme « né d’une femme » ne pourra l'emporter sur lui. Elles lui redisent aussi que la descendance de Banquo règnera sur l’Ecosse. Lady Macbeth quant à elle pousse son époux à éliminer Macduf. Lady Macduff et son fils sont assassinés par les envoyés de Macbeth. Macduff apprend l’horrible nouvelle et décide de s’allier à Malcolm. Il conseille aux siens de se camoufler à l’aide de branches d’arbres cueillies dans la forêt de Birnam.</text:p>
      <text:p text:style-name="P9"><text:span text:style-name="T40">[</text:span>Acte V<text:span text:style-name="T40">] </text:span>Lady Macbeth, somnambule, revit les crimes commis à son instigation, et meurt. Macbeth reste persuadé que les prophéties des sorcières vont s’accomplir. Dissimulée par les branches, l’armée de Macduff s’avance et met en fuite celle de Macbeth. Macduff, face à son ennemi, lui avoue qu’il est né par césarienne et a été arraché avant terme du ventre de sa mère, ce qui explique la seconde énigme. Il tue Macbeth. On célèbre la victoire en exposant la tête de Macbeth sur une pique. Malcolm, héritier légitime, est acclamé roi. </text:p>
      <text:p text:style-name="Horizontal_20_Line"/>
      <text:p text:style-name="P11">Questions sur le texte. <text:span text:style-name="T8">Sauf mention contraire, toutes les réponses doivent être rédigées sans abréviation.</text:span></text:p>
      <text:p text:style-name="P2"><text:span text:style-name="T7">(01) Lisez le résumé de </text:span><text:span text:style-name="T2">Macbeth</text:span><text:span text:style-name="T26"> : pourquoi peut-on dire de cette pièce qu’elle est une tragédie ?</text:span></text:p>
      <text:p text:style-name="P3"><text:span text:style-name="T7">(02) Lisez maintenant le résumé d’</text:span><text:span text:style-name="T3">Ubu Roi</text:span><text:span text:style-name="T27"> : quels points communs existent entre les deux pièces ?</text:span></text:p>
      <text:p text:style-name="P6"><text:span text:style-name="T27">(</text:span><text:span text:style-name="T24">03) </text:span><text:span text:style-name="T31">Que pouvez-vous dire sur la fin des protagonistes dans l’une et l’autre pièce ?</text:span></text:p>
      <text:p text:style-name="P7"><text:span text:style-name="T29">(0</text:span><text:span text:style-name="T30">4</text:span><text:span text:style-name="T29">) </text:span><text:span text:style-name="T28">Dans le résumé de </text:span><text:span text:style-name="T4">Macbeth</text:span><text:span text:style-name="T28"> apparaît le mot «régicide». </text:span><text:span text:style-name="T29">Donnez le sens de ce mot. Donnez un autre mot finissant avec le suffixe -icide, avec sa définition.</text:span></text:p>
      <text:p text:style-name="P1"><text:span text:style-name="T46">(0</text:span><text:span text:style-name="T47">5</text:span><text:span text:style-name="T46">) </text:span><text:span text:style-name="T48">Malgré leur titre, q</text:span><text:span text:style-name="T49">ui</text:span><text:span text:style-name="T48"> est le vrai personnage principal dans les deux pièces ?</text:span></text:p>
      <text:p text:style-name="P4"><text:span text:style-name="T7">(06) Recopiez ce qui est écrit en gras en remplaçant </text:span>«<text:span text:style-name="T44">Lady Macbeth</text:span>» <text:span text:style-name="T15">par </text:span>« <text:span text:style-name="T44">Lady Macbeth et ses femmes de chambre</text:span>»<text:span text:style-name="T36"> en transformant la phrase au passé simple.</text:span> <text:span text:style-name="T23">Soulignez les mots que vous modifiez.</text:span></text:p>
      <text:p text:style-name="P2"><text:span text:style-name="T7">(07) Quelle est la nature grammaticale </text:span><text:span text:style-name="T10">des mots soulignés dans le texte à l’aide d’un trait simple</text:span><text:span text:style-name="T7"> ?</text:span></text:p>
      <text:p text:style-name="P5"><text:span text:style-name="T7">(08) Quelle est la fonction grammaticale </text:span><text:span text:style-name="T14">des mots soulignés dans le texte </text:span><text:span text:style-name="T13">à l’aide d’un trait double</text:span><text:span text:style-name="T11">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4T09:42:30.714988391</dc:date>
    <meta:editing-duration>PT4H11M28S</meta:editing-duration>
    <meta:editing-cycles>174</meta:editing-cycles>
    <meta:generator>LibreOffice/6.3.5.2$Linux_X86_64 LibreOffice_project/30$Build-2</meta:generator>
    <meta:print-date>2020-03-24T09:08:45.726752117</meta:print-date>
    <meta:document-statistic meta:table-count="0" meta:image-count="0" meta:object-count="0" meta:page-count="1" meta:paragraph-count="19" meta:word-count="697" meta:character-count="4076" meta:non-whitespace-character-count="3396"/>
  </office:meta>
</office:document-meta>
</file>